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EA3000002421AE7842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2" svg:font-family="'DejaVu Sans'" style:font-family-generic="modern"/>
    <style:font-face style:name="DejaVu Sans Mono" svg:font-family="'DejaVu Sans Mono'" style:font-family-generic="modern"/>
    <style:font-face style:name="DejaVu Sans" svg:font-family="'DejaVu Sans'" style:font-family-generic="swiss"/>
    <style:font-face style:name="AR PL KaitiM GB1" svg:font-family="'AR PL KaitiM GB'" style:font-pitch="variable"/>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13.663cm" fo:margin-left="1.434cm" table:align="left" style:writing-mode="lr-tb"/>
    </style:style>
    <style:style style:name="Table1.A" style:family="table-column">
      <style:table-column-properties style:column-width="7.061cm"/>
    </style:style>
    <style:style style:name="Table1.B" style:family="table-column">
      <style:table-column-properties style:column-width="6.602cm"/>
    </style:style>
    <style:style style:name="Table1.1" style:family="table-row">
      <style:table-row-properties fo:keep-together="auto"/>
    </style:style>
    <style:style style:name="Table1.A1" style:family="table-cell">
      <style:table-cell-properties style:vertical-align="top" fo:padding="0.097cm" fo:border-left="1pt solid #000000" fo:border-right="none" fo:border-top="1pt solid #000000" fo:border-bottom="1pt solid #000000" style:writing-mode="lr-tb"/>
    </style:style>
    <style:style style:name="Table1.B1" style:family="table-cell">
      <style:table-cell-properties style:vertical-align="top" fo:padding="0.097cm" fo:border="1pt solid #000000" style:writing-mode="lr-tb"/>
    </style:style>
    <style:style style:name="Table2" style:family="table">
      <style:table-properties style:width="13.741cm" fo:margin-left="1.45cm" table:align="left" style:writing-mode="lr-tb"/>
    </style:style>
    <style:style style:name="Table2.A" style:family="table-column">
      <style:table-column-properties style:column-width="3.159cm"/>
    </style:style>
    <style:style style:name="Table2.B" style:family="table-column">
      <style:table-column-properties style:column-width="5.043cm"/>
    </style:style>
    <style:style style:name="Table2.C" style:family="table-column">
      <style:table-column-properties style:column-width="3.406cm"/>
    </style:style>
    <style:style style:name="Table2.D" style:family="table-column">
      <style:table-column-properties style:column-width="2.133cm"/>
    </style:style>
    <style:style style:name="Table2.1" style:family="table-row">
      <style:table-row-properties fo:keep-together="auto"/>
    </style:style>
    <style:style style:name="Table2.A1" style:family="table-cell">
      <style:table-cell-properties style:vertical-align="top" fo:padding="0.097cm" fo:border-left="1pt solid #000000" fo:border-right="none" fo:border-top="1pt solid #000000" fo:border-bottom="1pt solid #000000" style:writing-mode="lr-tb"/>
    </style:style>
    <style:style style:name="Table2.D1" style:family="table-cell">
      <style:table-cell-properties style:vertical-align="top" fo:padding="0.097cm" fo:border="1pt solid #000000" style:writing-mode="lr-tb"/>
    </style:style>
    <style:style style:name="Table2.A2" style:family="table-cell">
      <style:table-cell-properties style:vertical-align="bottom" fo:padding="0.097cm" fo:border-left="1pt solid #000000" fo:border-right="none" fo:border-top="none" fo:border-bottom="1pt solid #000000" style:writing-mode="lr-tb"/>
    </style:style>
    <style:style style:name="Table2.B2" style:family="table-cell">
      <style:table-cell-properties style:vertical-align="top" fo:padding="0.097cm" fo:border-left="1pt solid #000000" fo:border-right="none" fo:border-top="none" fo:border-bottom="1pt solid #000000" style:writing-mode="lr-tb"/>
    </style:style>
    <style:style style:name="Table2.D2" style:family="table-cell">
      <style:table-cell-properties style:vertical-align="top" fo:padding="0.097cm" fo:border-left="1pt solid #000000" fo:border-right="1pt solid #000000" fo:border-top="none" fo:border-bottom="1pt solid #000000" style:writing-mode="lr-tb"/>
    </style:style>
    <style:style style:name="P1" style:family="paragraph" style:parent-style-name="Header">
      <style:paragraph-properties fo:text-align="end" style:justify-single-word="false"/>
      <style:text-properties fo:font-size="11pt" style:font-size-asian="11pt" style:font-size-complex="11pt"/>
    </style:style>
    <style:style style:name="P2" style:family="paragraph" style:parent-style-name="Standard">
      <style:paragraph-properties fo:line-height="100%"/>
      <style:text-properties fo:font-size="10pt" fo:language="en" fo:country="GB"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 style:family="paragraph" style:parent-style-name="Standard">
      <style:paragraph-properties fo:line-height="100%" fo:text-align="justify" style:justify-single-word="false"/>
      <style:text-properties fo:font-size="10pt" fo:language="en" fo:country="GB"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4" style:family="paragraph" style:parent-style-name="Standard">
      <style:paragraph-properties fo:line-height="100%" style:snap-to-layout-grid="false"/>
      <style:text-properties fo:font-size="10pt" fo:language="en" fo:country="GB" style:font-size-asian="10pt" style:language-asian="zxx" style:country-asian="none" style:font-size-complex="10pt" style:language-complex="zxx" style:country-complex="none"/>
    </style:style>
    <style:style style:name="P5" style:family="paragraph" style:parent-style-name="Standard">
      <style:paragraph-properties fo:line-height="100%" fo:text-align="center" style:justify-single-word="false"/>
      <style:text-properties fo:font-size="10pt" fo:language="en" fo:country="GB" fo:font-style="normal"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6" style:family="paragraph" style:parent-style-name="Standard">
      <style:paragraph-properties fo:line-height="100%"/>
      <style:text-properties fo:font-size="10pt" style:font-size-asian="10pt" style:font-size-complex="10pt"/>
    </style:style>
    <style:style style:name="P7" style:family="paragraph" style:parent-style-name="WW-Table_20_Contents1">
      <style:paragraph-properties fo:margin-top="0cm" fo:margin-bottom="0.212cm" fo:line-height="100%" fo:text-align="center" style:justify-single-word="false" style:snap-to-layout-grid="false"/>
      <style:text-properties fo:font-size="10pt" fo:language="en" fo:country="GB" style:font-size-asian="10pt" style:language-asian="zxx" style:country-asian="none" style:font-size-complex="10pt" style:language-complex="zxx" style:country-complex="none" style:font-style-complex="normal" style:font-weight-complex="normal"/>
    </style:style>
    <style:style style:name="P8" style:family="paragraph" style:parent-style-name="WW-Table_20_Contents1">
      <style:paragraph-properties fo:margin-top="0cm" fo:margin-bottom="0.212cm" fo:line-height="100%" style:snap-to-layout-grid="false"/>
      <style:text-properties fo:font-size="10pt" fo:language="en" fo:country="GB" style:font-size-asian="10pt" style:language-asian="zxx" style:country-asian="none" style:font-size-complex="10pt" style:language-complex="zxx" style:country-complex="none" style:font-style-complex="normal" style:font-weight-complex="normal"/>
    </style:style>
    <style:style style:name="P9" style:family="paragraph" style:parent-style-name="WW-Table_20_Contents1">
      <style:paragraph-properties fo:margin-top="0cm" fo:margin-bottom="0.212cm" fo:line-height="100%" fo:text-align="end" style:justify-single-word="false" style:snap-to-layout-grid="false"/>
      <style:text-properties fo:font-size="10pt" fo:language="en" fo:country="GB" style:font-size-asian="10pt" style:language-asian="zxx" style:country-asian="none" style:font-size-complex="10pt" style:language-complex="zxx" style:country-complex="none" style:font-style-complex="normal" style:font-weight-complex="normal"/>
    </style:style>
    <style:style style:name="P10" style:family="paragraph" style:parent-style-name="WW-Table_20_Heading1">
      <style:paragraph-properties fo:margin-top="0cm" fo:margin-bottom="0.212cm" fo:line-height="100%" fo:text-align="center" style:justify-single-word="false" style:snap-to-layout-grid="false"/>
      <style:text-properties fo:font-size="10pt" fo:language="en" fo:country="GB" style:font-size-asian="10pt" style:language-asian="zxx" style:country-asian="none" style:font-size-complex="10pt" style:language-complex="zxx" style:country-complex="none" style:font-style-complex="normal" style:font-weight-complex="normal"/>
    </style:style>
    <style:style style:name="P11" style:family="paragraph" style:parent-style-name="WW-Table_20_Heading1">
      <style:paragraph-properties fo:margin-top="0cm" fo:margin-bottom="0.212cm" fo:line-height="100%" style:snap-to-layout-grid="false"/>
      <style:text-properties fo:font-size="10pt" fo:language="en" fo:country="GB" style:font-size-asian="10pt" style:language-asian="zxx" style:country-asian="none" style:font-size-complex="10pt" style:language-complex="zxx" style:country-complex="none" style:font-style-complex="normal" style:font-weight-complex="normal"/>
    </style:style>
    <style:style style:name="P12" style:family="paragraph" style:parent-style-name="List_20_Paragraph">
      <style:text-properties style:font-name="Trebuchet MS" fo:font-size="10pt" fo:language="en" fo:country="GB" fo:font-weight="normal" style:font-size-asian="10pt" style:language-asian="zxx" style:country-asian="none" style:font-weight-asian="normal" style:font-name-complex="Courier" style:font-size-complex="10pt" style:language-complex="zxx" style:country-complex="none" style:font-weight-complex="normal"/>
    </style:style>
    <style:style style:name="P13" style:family="paragraph" style:parent-style-name="List_20_Paragraph">
      <style:text-properties style:font-name="Trebuchet MS" fo:font-size="10pt" style:font-size-asian="10pt" style:font-size-complex="10pt" style:font-weight-complex="bold"/>
    </style:style>
    <style:style style:name="P14" style:family="paragraph" style:parent-style-name="Table_20_Contents">
      <style:paragraph-properties fo:line-height="100%" style:snap-to-layout-grid="false"/>
      <style:text-properties fo:font-size="10pt" fo:language="en" fo:country="GB" style:font-size-asian="10pt" style:language-asian="zxx" style:country-asian="none" style:font-size-complex="10pt" style:language-complex="zxx" style:country-complex="none"/>
    </style:style>
    <style:style style:name="P15" style:family="paragraph" style:parent-style-name="Text_20_body">
      <style:paragraph-properties fo:line-height="100%" fo:text-align="start" style:justify-single-word="false"/>
      <style:text-properties style:font-name="Courier New" fo:font-size="10pt" fo:language="en" fo:country="GB" fo:font-weight="normal" style:font-size-asian="10pt" style:language-asian="zxx" style:country-asian="none" style:font-weight-asian="normal" style:font-name-complex="Courier New" style:font-size-complex="10pt" style:language-complex="zxx" style:country-complex="none" style:font-weight-complex="normal"/>
    </style:style>
    <style:style style:name="P16" style:family="paragraph" style:parent-style-name="Text_20_body">
      <style:paragraph-properties fo:line-height="100%" fo:text-align="center" style:justify-single-word="false"/>
      <style:text-properties fo:font-size="10pt" fo:language="en" fo:country="GB" style:font-size-asian="10pt" style:language-asian="zxx" style:country-asian="none" style:font-size-complex="10pt" style:language-complex="zxx" style:country-complex="none"/>
    </style:style>
    <style:style style:name="P17" style:family="paragraph" style:parent-style-name="Standard">
      <style:paragraph-properties fo:margin-left="0.049cm" fo:margin-right="0cm" fo:line-height="100%" fo:text-align="justify" style:justify-single-word="false" fo:text-indent="0cm" style:auto-text-indent="false"/>
      <style:text-properties fo:font-size="10pt" fo:language="en" fo:country="GB" style:text-underline-style="solid" style:text-underline-width="auto" style:text-underline-color="font-color" fo:font-weight="bold" style:font-size-asian="10pt" style:language-asian="zxx" style:country-asian="none" style:font-weight-asian="bold" style:font-size-complex="10pt" style:language-complex="zxx" style:country-complex="none" style:font-weight-complex="bold"/>
    </style:style>
    <style:style style:name="P18" style:family="paragraph" style:parent-style-name="Heading_20_2">
      <style:paragraph-properties fo:line-height="100%" fo:text-align="center" style:justify-single-word="false"/>
      <style:text-properties fo:font-size="10pt" fo:language="en" fo:country="GB" style:font-size-asian="10pt" style:language-asian="zxx" style:country-asian="none" style:font-size-complex="10pt" style:language-complex="zxx" style:country-complex="none"/>
    </style:style>
    <style:style style:name="P19" style:family="paragraph" style:parent-style-name="Heading_20_2">
      <style:paragraph-properties fo:line-height="100%" fo:text-align="center" style:justify-single-word="false"/>
      <style:text-properties fo:font-size="10pt" style:font-size-asian="10pt" style:font-size-complex="10pt"/>
    </style:style>
    <style:style style:name="P20" style:family="paragraph" style:parent-style-name="Heading_20_2">
      <style:paragraph-properties fo:line-height="100%" fo:text-align="center" style:justify-single-word="false"/>
      <style:text-properties style:font-name="Trebuchet MS" fo:font-size="10pt" fo:language="en" fo:country="GB" fo:font-weight="bold" style:font-size-asian="10pt" style:language-asian="zxx" style:country-asian="none" style:font-weight-asian="bold" style:font-name-complex="Courier" style:font-size-complex="10pt" style:language-complex="zxx" style:country-complex="none" style:font-weight-complex="bold"/>
    </style:style>
    <style:style style:name="P21" style:family="paragraph" style:parent-style-name="List_20_Paragraph" style:list-style-name="L2">
      <style:text-properties style:font-name="Trebuchet MS" fo:font-size="10pt" fo:font-weight="normal" style:font-size-asian="10pt" style:font-weight-asian="normal" style:font-size-complex="10pt" style:font-weight-complex="normal"/>
    </style:style>
    <style:style style:name="P22" style:family="paragraph" style:parent-style-name="List_20_Paragraph" style:list-style-name="L2">
      <style:text-properties style:font-name="Trebuchet MS" fo:font-size="10pt" fo:language="en" fo:country="GB" fo:font-weight="normal" style:font-size-asian="10pt" style:language-asian="zxx" style:country-asian="none" style:font-weight-asian="normal" style:font-name-complex="Courier" style:font-size-complex="10pt" style:language-complex="zxx" style:country-complex="none" style:font-weight-complex="normal"/>
    </style:style>
    <style:style style:name="P23" style:family="paragraph" style:parent-style-name="List_20_Paragraph" style:list-style-name="L2">
      <style:text-properties style:font-name="Trebuchet MS" fo:font-size="10pt" fo:language="en" fo:country="GB" fo:font-weight="normal" style:font-size-asian="10pt" style:language-asian="zxx" style:country-asian="none" style:font-weight-asian="normal" style:font-name-complex="Courier" style:font-size-complex="10pt" style:language-complex="zxx" style:country-complex="none" style:font-weight-complex="bold"/>
    </style:style>
    <style:style style:name="P24" style:family="paragraph" style:parent-style-name="List_20_Paragraph" style:list-style-name="L2">
      <style:text-properties style:font-name="Trebuchet MS" fo:font-size="10pt" style:font-size-asian="10pt" style:font-size-complex="10pt" style:font-weight-complex="bold"/>
    </style:style>
    <style:style style:name="P25" style:family="paragraph" style:parent-style-name="List_20_Paragraph" style:list-style-name="L2">
      <style:text-properties style:font-name="Trebuchet MS" fo:font-size="10pt" style:font-size-asian="10pt" style:font-size-complex="10pt"/>
    </style:style>
    <style:style style:name="P26" style:family="paragraph" style:parent-style-name="List_20_Paragraph" style:list-style-name="L2">
      <style:text-properties fo:font-size="10pt" style:font-size-asian="10pt" style:font-size-complex="10pt"/>
    </style:style>
    <style:style style:name="P27" style:family="paragraph" style:parent-style-name="Standard" style:list-style-name="WW8Num2">
      <style:paragraph-properties fo:line-height="100%"/>
      <style:text-properties fo:font-size="10pt" fo:language="en" fo:country="GB"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8" style:family="paragraph" style:parent-style-name="Standard" style:list-style-name="L1">
      <style:paragraph-properties fo:line-height="100%"/>
      <style:text-properties fo:font-size="10pt" style:font-size-asian="10pt" style:font-size-complex="10pt"/>
    </style:style>
    <style:style style:name="P29" style:family="paragraph" style:parent-style-name="Standard" style:list-style-name="L2">
      <style:text-properties style:font-name="Trebuchet MS" fo:font-size="10pt" style:font-size-asian="10pt" style:font-size-complex="10pt"/>
    </style:style>
    <style:style style:name="P30" style:family="paragraph" style:parent-style-name="Standard" style:list-style-name="L3">
      <style:text-properties style:font-name="Trebuchet MS" fo:font-size="10pt" style:font-size-asian="10pt" style:font-size-complex="10pt"/>
    </style:style>
    <style:style style:name="P31" style:family="paragraph" style:parent-style-name="Standard" style:list-style-name="L3">
      <style:text-properties style:font-name="Trebuchet MS" fo:font-size="10pt" fo:font-weight="normal" style:font-size-asian="10pt" style:font-weight-asian="normal" style:font-size-complex="10pt" style:font-weight-complex="normal"/>
    </style:style>
    <style:style style:name="P32" style:family="paragraph" style:parent-style-name="Standard" style:list-style-name="WW8Num2">
      <style:paragraph-properties fo:margin-left="0.499cm" fo:margin-right="0cm" fo:line-height="100%" fo:text-indent="-0.499cm" style:auto-text-indent="false"/>
      <style:text-properties fo:font-size="10pt" fo:language="en" fo:country="GB"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3" style:family="paragraph" style:parent-style-name="Heading_20_1">
      <style:paragraph-properties fo:line-height="100%" fo:text-align="center" style:justify-single-word="false"/>
      <style:text-properties fo:font-size="10pt" style:font-size-asian="10pt" style:font-size-complex="10pt"/>
    </style:style>
    <style:style style:name="P34" style:family="paragraph" style:parent-style-name="Heading_20_1" style:master-page-name="Standard">
      <style:paragraph-properties fo:margin-top="0.423cm" fo:margin-bottom="0.212cm" fo:line-height="100%" fo:text-align="center" style:justify-single-word="false" style:page-number="auto"/>
      <style:text-properties fo:font-size="10pt" style:font-size-asian="10pt" style:font-size-complex="10pt"/>
    </style:style>
    <style:style style:name="P35" style:family="paragraph">
      <style:paragraph-properties fo:text-align="start" style:text-autospace="ideograph-alpha" style:punctuation-wrap="hanging" style:line-break="strict" style:writing-mode="lr-tb"/>
    </style:style>
    <style:style style:name="P36" style:family="paragraph">
      <style:paragraph-properties fo:line-height="200%" fo:text-align="start" style:text-autospace="ideograph-alpha" style:punctuation-wrap="hanging" style:line-break="strict" style:writing-mode="lr-tb"/>
    </style:style>
    <style:style style:name="T1" style:family="text">
      <style:text-properties style:font-name="DejaVu Sans" style:font-name-asian="DejaVu Sans1" style:font-name-complex="DejaVu Sans"/>
    </style:style>
    <style:style style:name="T2" style:family="text">
      <style:text-properties style:font-name-asian="DejaVu Sans1" style:font-name-complex="DejaVu Sans1"/>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Trebuchet MS" style:text-underline-style="none" fo:background-color="#ffffff" style:font-name-complex="Tahoma"/>
    </style:style>
    <style:style style:name="T7" style:family="text">
      <style:text-properties style:font-name="Trebuchet MS"/>
    </style:style>
    <style:style style:name="T8" style:family="text">
      <style:text-properties style:font-name="Trebuchet MS" fo:font-weight="normal" style:font-weight-asian="normal" style:font-weight-complex="normal"/>
    </style:style>
    <style:style style:name="T9" style:family="text">
      <style:text-properties style:use-window-font-color="true" style:font-name="Times New Roman" fo:font-size="10pt" fo:language="en" fo:country="IN" fo:font-style="italic" style:letter-kerning="true" style:font-name-asian="DejaVu Sans1" style:font-size-asian="10pt" style:language-asian="zxx" style:country-asian="none" style:font-style-asian="italic" style:font-name-complex="DejaVu Sans1" style:font-size-complex="10pt" style:language-complex="zxx" style:country-complex="none" style:font-style-complex="italic"/>
    </style:style>
    <style:style style:name="T10" style:family="text">
      <style:text-properties style:use-window-font-color="true" style:font-name="Times New Roman" fo:font-size="14pt" fo:language="en" fo:country="IN" fo:font-style="italic" style:text-underline-style="solid" style:text-underline-width="auto" style:text-underline-color="font-color" fo:font-weight="bold" style:letter-kerning="true" style:font-name-asian="DejaVu Sans1" style:font-size-asian="14pt" style:language-asian="zxx" style:country-asian="none" style:font-style-asian="italic" style:font-weight-asian="bold" style:font-name-complex="DejaVu Sans1" style:font-size-complex="14pt" style:language-complex="zxx" style:country-complex="none" style:font-style-complex="italic" style:font-weight-complex="bold"/>
    </style:style>
    <style:style style:name="T11" style:family="text">
      <style:text-properties style:use-window-font-color="true" style:font-name="Liberation Serif1" fo:font-size="12pt" fo:language="en" fo:country="IN" style:letter-kerning="true" style:font-name-asian="DejaVu Sans1" style:font-size-asian="12pt" style:language-asian="zxx" style:country-asian="none" style:font-name-complex="DejaVu Sans1" style:font-size-complex="12pt" style:language-complex="zxx" style:country-complex="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stroke-linejoin="round" draw:fill="none" draw:fill-color="#ffffff" draw:textarea-horizontal-align="justify" draw:textarea-vertical-align="middle" draw:auto-grow-height="false" draw:auto-grow-width="false" fo:padding-top="0.023cm" fo:padding-bottom="0.023cm" fo:padding-left="0.023cm" fo:padding-right="0.023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Emertxe Information Technologies (P) Ltd.</text:h>
      <text:h text:style-name="P33" text:outline-level="1">Evaluation Question Paper</text:h>
      <text:h text:style-name="P33" text:outline-level="1">Subject: <text:span text:style-name="T6">Java Programming II</text:span></text:h>
      <text:p text:style-name="P3"/>
      <table:table table:name="Table1" table:style-name="Table1">
        <table:table-column table:style-name="Table1.A"/>
        <table:table-column table:style-name="Table1.B"/>
        <table:table-row table:style-name="Table1.1">
          <table:table-cell table:style-name="Table1.A1" office:value-type="string">
            <text:p text:style-name="P14"><text:span text:style-name="T3">Duration: </text:span><text:span text:style-name="T4">3 hours</text:span></text:p>
          </table:table-cell>
          <table:table-cell table:style-name="Table1.B1" office:value-type="string">
            <text:p text:style-name="P4"><text:span text:style-name="T5">Max. Marks: </text:span><text:span text:style-name="T4">100</text:span></text:p>
          </table:table-cell>
        </table:table-row>
      </table:table>
      <text:p text:style-name="P6"/>
      <text:p text:style-name="P2"><draw:frame text:anchor-type="char" draw:z-index="0" draw:style-name="gr1" draw:text-style-name="P35" svg:width="13.664cm" svg:height="4.377cm" svg:x="1.489cm" svg:y="0.168cm"><draw:text-box><text:p text:style-name="P35"><text:span text:style-name="T9">To be filled by candidate <text:s text:c="82"/></text:span></text:p><text:p text:style-name="P36"><text:span text:style-name="T10">Name: <text:s text:c="50"/></text:span></text:p><text:p text:style-name="P36"><text:span text:style-name="T10">Login ID: <text:s text:c="50"/></text:span></text:p><text:p text:style-name="P36"><text:span text:style-name="T10">Date: <text:s text:c="52"/></text:span></text:p><text:p text:style-name="P35"><text:span text:style-name="T11"/></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To be filled by Emertxe</text:p>
      <text:p text:style-name="P5">Score Chart</text:p>
      <text:p text:style-name="P2"/>
      <text:p text:style-name="P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S No</text:p>
            </table:table-cell>
            <table:table-cell table:style-name="Table2.A1" office:value-type="string">
              <text:p text:style-name="P10">Topic</text:p>
            </table:table-cell>
            <table:table-cell table:style-name="Table2.A1" office:value-type="string">
              <text:p text:style-name="P11">MM</text:p>
            </table:table-cell>
            <table:table-cell table:style-name="Table2.D1" office:value-type="string">
              <text:p text:style-name="P11">SM</text:p>
            </table:table-cell>
          </table:table-row>
        </table:table-header-rows>
        <table:table-row table:style-name="Table2.1">
          <table:table-cell table:style-name="Table2.A2" office:value-type="string">
            <text:p text:style-name="P9">1</text:p>
          </table:table-cell>
          <table:table-cell table:style-name="Table2.B2" office:value-type="string">
            <text:p text:style-name="P8">Section A - Multiple choice (15)</text:p>
          </table:table-cell>
          <table:table-cell table:style-name="Table2.B2" office:value-type="string">
            <text:p text:style-name="P7">30</text:p>
          </table:table-cell>
          <table:table-cell table:style-name="Table2.D2" office:value-type="string">
            <text:p text:style-name="P8"/>
          </table:table-cell>
        </table:table-row>
        <table:table-row table:style-name="Table2.1">
          <table:table-cell table:style-name="Table2.A2" office:value-type="string">
            <text:p text:style-name="P9">2</text:p>
          </table:table-cell>
          <table:table-cell table:style-name="Table2.B2" office:value-type="string">
            <text:p text:style-name="P8">Section B – Subjective (11)</text:p>
          </table:table-cell>
          <table:table-cell table:style-name="Table2.B2" office:value-type="string">
            <text:p text:style-name="P7">55</text:p>
          </table:table-cell>
          <table:table-cell table:style-name="Table2.D2" office:value-type="string">
            <text:p text:style-name="P8"/>
          </table:table-cell>
        </table:table-row>
        <table:table-row table:style-name="Table2.1">
          <table:table-cell table:style-name="Table2.A2" office:value-type="string">
            <text:p text:style-name="P9">3</text:p>
          </table:table-cell>
          <table:table-cell table:style-name="Table2.B2" office:value-type="string">
            <text:p text:style-name="P8">Section C – Programs (3)</text:p>
          </table:table-cell>
          <table:table-cell table:style-name="Table2.B2" office:value-type="string">
            <text:p text:style-name="P7">15</text:p>
          </table:table-cell>
          <table:table-cell table:style-name="Table2.D2" office:value-type="string">
            <text:p text:style-name="P8"/>
          </table:table-cell>
        </table:table-row>
        <table:table-row table:style-name="Table2.1">
          <table:table-cell table:style-name="Table2.A2" office:value-type="string">
            <text:p text:style-name="P9">4</text:p>
          </table:table-cell>
          <table:table-cell table:style-name="Table2.B2" office:value-type="string">
            <text:p text:style-name="P8">Total Marks</text:p>
          </table:table-cell>
          <table:table-cell table:style-name="Table2.B2" office:value-type="string">
            <text:p text:style-name="P7">100</text:p>
          </table:table-cell>
          <table:table-cell table:style-name="Table2.D2" office:value-type="string">
            <text:p text:style-name="P8"/>
          </table:table-cell>
        </table:table-row>
      </table:table>
      <text:p text:style-name="P6"/>
      <text:p text:style-name="P17"><text:s text:c="2"/>Points to Note:</text:p>
      <text:p text:style-name="P2"/>
      <text:list xml:id="list254110410" text:style-name="WW8Num2">
        <text:list-item>
          <text:p text:style-name="P27"><text:s/>Answer in the question paper itself for multiple choice and questions for which space is given. Otherwise use extra sheets and clearly mark the question numbers.</text:p>
        </text:list-item>
        <text:list-item>
          <text:p text:style-name="P27">For Multiple choice circle the correct answer or tick on the left side of the answer</text:p>
        </text:list-item>
        <text:list-item>
          <text:p text:style-name="P32">Plan your time well so as to attempt all questions.</text:p>
        </text:list-item>
        <text:list-item>
          <text:p text:style-name="P32">Keep the answer sheets neat. Use rough sheets for workout.</text:p>
        </text:list-item>
        <text:list-item>
          <text:p text:style-name="P32">There is no negative marking. No question is optional.</text:p>
        </text:list-item>
        <text:list-item>
          <text:p text:style-name="P32">Staple the sheets together in order</text:p>
        </text:list-item>
      </text:list>
      <text:p text:style-name="P2"/>
      <text:p text:style-name="P2">Good luck!!</text:p>
      <text:h text:style-name="P18" text:outline-level="2"><text:soft-page-break/></text:h>
      <text:h text:style-name="P18" text:outline-level="2"/>
      <text:h text:style-name="P18" text:outline-level="2">Section A (15 Questions. 2 marks each)</text:h>
      <text:p text:style-name="P16"/>
      <text:p text:style-name="P6">1. What will be the output of the program? </text:p>
      <text:p text:style-name="P6"><text:s/></text:p>
      <text:p text:style-name="P6">public class Foo </text:p>
      <text:p text:style-name="P6">{ <text:s/></text:p>
      <text:p text:style-name="P6"><text:s text:c="4"/>public static void main(String[] args) </text:p>
      <text:p text:style-name="P6"><text:s text:c="4"/>{ </text:p>
      <text:p text:style-name="P6"><text:s text:c="8"/>try </text:p>
      <text:p text:style-name="P6"><text:s text:c="8"/>{ </text:p>
      <text:p text:style-name="P6"><text:s text:c="12"/>return; </text:p>
      <text:p text:style-name="P6"><text:s text:c="8"/>} </text:p>
      <text:p text:style-name="P6"><text:s text:c="8"/>finally </text:p>
      <text:p text:style-name="P6"><text:s text:c="8"/>{ </text:p>
      <text:p text:style-name="P6"><text:s text:c="12"/>System.out.println( "Finally" ); </text:p>
      <text:p text:style-name="P6"><text:s text:c="8"/>} </text:p>
      <text:p text:style-name="P6"><text:s text:c="4"/>} </text:p>
      <text:p text:style-name="P6">} </text:p>
      <text:p text:style-name="P6"><text:s text:c="2"/></text:p>
      <text:p text:style-name="P6">A. <text:s/>Finally </text:p>
      <text:p text:style-name="P6">B. <text:s/>Compilation fails. </text:p>
      <text:p text:style-name="P6">C. <text:s/>The code runs with no output. </text:p>
      <text:p text:style-name="P6">D. <text:s/>An exception is thrown at runtime. </text:p>
      <text:p text:style-name="P6"/>
      <text:p text:style-name="P6">2. <text:s/></text:p>
      <text:list xml:id="list19175113132" text:style-name="L1">
        <text:list-item>
          <text:p text:style-name="P28">import java.io.*; </text:p>
        </text:list-item>
        <text:list-item>
          <text:p text:style-name="P28">public class MyProgram </text:p>
        </text:list-item>
        <text:list-item>
          <text:p text:style-name="P28">{ </text:p>
        </text:list-item>
        <text:list-item>
          <text:p text:style-name="P28"><text:s text:c="4"/>public static void main(String args[]) </text:p>
        </text:list-item>
        <text:list-item>
          <text:p text:style-name="P28"><text:s text:c="4"/>{ </text:p>
        </text:list-item>
        <text:list-item>
          <text:p text:style-name="P28"><text:s text:c="8"/>FileOutputStream out = null; </text:p>
        </text:list-item>
        <text:list-item>
          <text:p text:style-name="P28"><text:s text:c="8"/>try </text:p>
        </text:list-item>
        <text:list-item>
          <text:p text:style-name="P28"><text:s text:c="8"/>{ </text:p>
        </text:list-item>
        <text:list-item>
          <text:p text:style-name="P28"><text:s text:c="12"/>out = new FileOutputStream("test.txt"); </text:p>
        </text:list-item>
        <text:list-item>
          <text:p text:style-name="P28"><text:s text:c="12"/>out.write(122); </text:p>
        </text:list-item>
        <text:list-item>
          <text:p text:style-name="P28"><text:s text:c="8"/>} </text:p>
        </text:list-item>
        <text:list-item>
          <text:p text:style-name="P28"><text:s text:c="8"/>catch(IOException io) </text:p>
        </text:list-item>
        <text:list-item>
          <text:p text:style-name="P28"><text:s text:c="8"/>{ </text:p>
        </text:list-item>
        <text:list-item>
          <text:p text:style-name="P28"><text:s text:c="12"/>System.out.println("IO Error."); </text:p>
        </text:list-item>
        <text:list-item>
          <text:p text:style-name="P28"><text:s text:c="8"/>} </text:p>
        </text:list-item>
        <text:list-item>
          <text:p text:style-name="P28"><text:s text:c="8"/>finally </text:p>
        </text:list-item>
        <text:list-item>
          <text:p text:style-name="P28"><text:s text:c="8"/>{ </text:p>
        </text:list-item>
        <text:list-item>
          <text:p text:style-name="P28"><text:s text:c="12"/>out.close(); </text:p>
        </text:list-item>
        <text:list-item>
          <text:p text:style-name="P28"><text:s text:c="8"/>} </text:p>
        </text:list-item>
        <text:list-item>
          <text:p text:style-name="P28"><text:s text:c="4"/>} </text:p>
        </text:list-item>
        <text:list-item>
          <text:p text:style-name="P28">} </text:p>
        </text:list-item>
      </text:list>
      <text:p text:style-name="P6"><text:s text:c="2"/></text:p>
      <text:p text:style-name="P6">In above code given that all methods of class FileOutputStream, including close(), throw an IOException, which of these is true? </text:p>
      <text:p text:style-name="P6"><text:s/></text:p>
      <text:p text:style-name="P6"><text:soft-page-break/>A. <text:s/>This program will compile successfully. </text:p>
      <text:p text:style-name="P6">B. <text:s/>This program fails to compile due to an error at line 4. </text:p>
      <text:p text:style-name="P6">C. <text:s/>This program fails to compile due to an error at line 6. </text:p>
      <text:p text:style-name="P6">D. <text:s/>This program fails to compile due to an error at line 18. </text:p>
      <text:p text:style-name="P6"/>
      <text:p text:style-name="P6">3. What is the name of the method used to start a thread execution? </text:p>
      <text:p text:style-name="P6"/>
      <text:p text:style-name="P6">A. <text:s/>init(); </text:p>
      <text:p text:style-name="P6">B. <text:s/>start(); </text:p>
      <text:p text:style-name="P6">C. <text:s/>run(); </text:p>
      <text:p text:style-name="P6">D. <text:s/>resume(); </text:p>
      <text:p text:style-name="P6"/>
      <text:p text:style-name="P6">4. What will be the output of the program? </text:p>
      <text:p text:style-name="P6">class MyThread extends Thread </text:p>
      <text:p text:style-name="P6">{ </text:p>
      <text:p text:style-name="P6"><text:s text:c="4"/>MyThread() </text:p>
      <text:p text:style-name="P6"><text:s text:c="4"/>{ </text:p>
      <text:p text:style-name="P6"><text:s text:c="8"/>System.out.print(" MyThread"); </text:p>
      <text:p text:style-name="P6"><text:s text:c="4"/>} </text:p>
      <text:p text:style-name="P6"><text:s text:c="4"/>public void run() </text:p>
      <text:p text:style-name="P6"><text:s text:c="4"/>{ </text:p>
      <text:p text:style-name="P6"><text:s text:c="8"/>System.out.print(" bar"); </text:p>
      <text:p text:style-name="P6"><text:s text:c="4"/>} </text:p>
      <text:p text:style-name="P6"><text:s text:c="4"/>public void run(String s) </text:p>
      <text:p text:style-name="P6"><text:s text:c="4"/>{ </text:p>
      <text:p text:style-name="P6"><text:s text:c="8"/>System.out.println(" baz"); </text:p>
      <text:p text:style-name="P6"><text:s text:c="4"/>} </text:p>
      <text:p text:style-name="P6">} </text:p>
      <text:p text:style-name="P6">public class TestThreads </text:p>
      <text:p text:style-name="P6">{ </text:p>
      <text:p text:style-name="P6"><text:s text:c="4"/>public static void main (String [] args) </text:p>
      <text:p text:style-name="P6"><text:s text:c="4"/>{ </text:p>
      <text:p text:style-name="P6"><text:s text:c="8"/>Thread t = new MyThread() </text:p>
      <text:p text:style-name="P6"><text:s text:c="8"/>{ </text:p>
      <text:p text:style-name="P6"><text:s text:c="12"/>public void run() </text:p>
      <text:p text:style-name="P6"><text:s text:c="12"/>{ </text:p>
      <text:p text:style-name="P6"><text:s text:c="16"/>System.out.println(" foo"); </text:p>
      <text:p text:style-name="P6"><text:s text:c="12"/>} </text:p>
      <text:p text:style-name="P6"><text:s text:c="8"/>}; </text:p>
      <text:p text:style-name="P6"><text:s text:c="8"/>t.start(); </text:p>
      <text:p text:style-name="P6"><text:s text:c="4"/>} </text:p>
      <text:p text:style-name="P6">} </text:p>
      <text:p text:style-name="P6"><text:s text:c="2"/></text:p>
      <text:p text:style-name="P6">A. foo </text:p>
      <text:p text:style-name="P6">B. MyThread foo </text:p>
      <text:p text:style-name="P6">C. MyThread bar </text:p>
      <text:p text:style-name="P6">D. foo bar </text:p>
      <text:p text:style-name="P6"/>
      <text:p text:style-name="P6">5. <text:s/>Which statement is true? </text:p>
      <text:p text:style-name="P6"/>
      <text:p text:style-name="P6">A. A static method cannot be synchronized. </text:p>
      <text:p text:style-name="P6">B. If a class has synchronized code, multiple threads can still access the nonsynchronized code. </text:p>
      <text:p text:style-name="P6">C. Variables can be protected from concurrent access problems by marking them with the <text:s text:c="20"/><text:tab/>synchronized keyword. </text:p>
      <text:p text:style-name="P6">D. <text:s/>When a thread sleeps, it releases its locks. </text:p>
      <text:p text:style-name="P6"/>
      <text:p text:style-name="P6"><text:soft-page-break/>6. Which two can be used to create a new Thread? </text:p>
      <text:p text:style-name="P6"/>
      <text:p text:style-name="P6">1. Extend java.lang.Thread and override the run() method. </text:p>
      <text:p text:style-name="P6">2. Extend java.lang.Runnable and override thestart()method. </text:p>
      <text:p text:style-name="P6">3. Implementjava.lang.Threadand implement therun()method. </text:p>
      <text:p text:style-name="P6">4. Implementjava.lang.Runnableand implement therun()method. </text:p>
      <text:p text:style-name="P6">5. Implementjava.lang.Threadand implement thestart()method. </text:p>
      <text:p text:style-name="P6"/>
      <text:p text:style-name="P6">A. 1 and 2 </text:p>
      <text:p text:style-name="P6">B. 2 and 3 </text:p>
      <text:p text:style-name="P6">C. 1 and 4 </text:p>
      <text:p text:style-name="P6">D. 3 and 4 </text:p>
      <text:p text:style-name="P6"><text:s text:c="4"/></text:p>
      <text:p text:style-name="P6">7. <text:s/>What will be the output of the program? </text:p>
      <text:p text:style-name="P6"><text:s/></text:p>
      <text:p text:style-name="P6">class PassA </text:p>
      <text:p text:style-name="P6">{ </text:p>
      <text:p text:style-name="P6"><text:s text:c="4"/>public static void main(String [] args) </text:p>
      <text:p text:style-name="P6"><text:s text:c="4"/>{ </text:p>
      <text:p text:style-name="P6"><text:s text:c="8"/>PassA p = new PassA(); </text:p>
      <text:p text:style-name="P6"><text:s text:c="8"/>p.start(); </text:p>
      <text:p text:style-name="P6"><text:s text:c="4"/>} </text:p>
      <text:p text:style-name="P6"/>
      <text:p text:style-name="P6"><text:s text:c="4"/>void start() </text:p>
      <text:p text:style-name="P6"><text:s text:c="4"/>{ </text:p>
      <text:p text:style-name="P6"><text:s text:c="8"/>long [] a1 = {3,4,5}; </text:p>
      <text:p text:style-name="P6"><text:s text:c="8"/>long [] a2 = fix(a1); </text:p>
      <text:p text:style-name="P6"><text:s text:c="8"/>System.out.print(a1[0] + a1[1] + a1[2] + " "); </text:p>
      <text:p text:style-name="P6"><text:s text:c="8"/>System.out.println(a2[0] + a2[1] + a2[2]); </text:p>
      <text:p text:style-name="P6"><text:s text:c="4"/>} </text:p>
      <text:p text:style-name="P6"/>
      <text:p text:style-name="P6"><text:s text:c="4"/>long [] fix(long [] a3) </text:p>
      <text:p text:style-name="P6"><text:s text:c="4"/>{ </text:p>
      <text:p text:style-name="P6"><text:s text:c="8"/>a3[1] = 7; </text:p>
      <text:p text:style-name="P6"><text:s text:c="8"/>return a3; </text:p>
      <text:p text:style-name="P6"><text:s text:c="4"/>} </text:p>
      <text:p text:style-name="P6">} </text:p>
      <text:p text:style-name="P6"><text:s text:c="2"/></text:p>
      <text:p text:style-name="P6"/>
      <text:p text:style-name="P6">A. 12 15 </text:p>
      <text:p text:style-name="P6">B. 15 15 </text:p>
      <text:p text:style-name="P6">C. 3 4 5 3 7 5 </text:p>
      <text:p text:style-name="P6">D. 3 7 5 3 7 5 </text:p>
      <text:p text:style-name="P6"/>
      <text:p text:style-name="P6">8. <text:s/></text:p>
      <text:p text:style-name="P6">import java.awt.*; </text:p>
      <text:p text:style-name="P6">class Ticker extends Component </text:p>
      <text:p text:style-name="P6">{ </text:p>
      <text:p text:style-name="P6"><text:s text:c="4"/>public static void main (String [] args) </text:p>
      <text:p text:style-name="P6"><text:s text:c="4"/>{ </text:p>
      <text:p text:style-name="P6"><text:s text:c="8"/>Ticker t = new Ticker(); </text:p>
      <text:p text:style-name="P6"><text:s text:c="8"/>/* Missing Statements ? */ </text:p>
      <text:p text:style-name="P6"><text:s text:c="4"/>} </text:p>
      <text:p text:style-name="P6">} </text:p>
      <text:p text:style-name="P6"><text:s text:c="2"/></text:p>
      <text:p text:style-name="P6">which two of the following statements, inserted independently, could legally be inserted into missing section of this code? </text:p>
      <text:p text:style-name="P6"><text:soft-page-break/>1. boolean test = (Component instanceof t); </text:p>
      <text:p text:style-name="P6">2. boolean test = (t instanceof Ticker); </text:p>
      <text:p text:style-name="P6">3. boolean test = t.instanceof(Ticker); </text:p>
      <text:p text:style-name="P6">4. boolean test = (t instanceof Component); </text:p>
      <text:p text:style-name="P6"/>
      <text:p text:style-name="P6">A. 1 and 4 </text:p>
      <text:p text:style-name="P6">B. 2 and 3 </text:p>
      <text:p text:style-name="P6">C. 1 and 3 </text:p>
      <text:p text:style-name="P6">D. 2 and 4 </text:p>
      <text:p text:style-name="P6"/>
      <text:p text:style-name="P6">9. <text:s/>Suppose that you would like to create an instance of a newMapthat has an iteration order that is the same as the iteration order of an existing instance of aMap. Which concrete implementation of theMapinterface should be used for the new instance? </text:p>
      <text:p text:style-name="P6"/>
      <text:p text:style-name="P6">A. TreeMap </text:p>
      <text:p text:style-name="P6">B. HashMap </text:p>
      <text:p text:style-name="P6">C. LinkedHashMap </text:p>
      <text:p text:style-name="P6">D. The answer depends on the implementation of the existing instance. </text:p>
      <text:p text:style-name="P6"/>
      <text:p text:style-name="P6">10. <text:s/>You need to store elements in a collection that guarantees that no duplicates are stored and all elements can be accessed in natural order. Which interface provides that capability? </text:p>
      <text:p text:style-name="P6"/>
      <text:p text:style-name="P6">A. java.util.Map </text:p>
      <text:p text:style-name="P6">B. java.util.Set </text:p>
      <text:p text:style-name="P6">C. java.util.List </text:p>
      <text:p text:style-name="P6">D. java.util.Collection </text:p>
      <text:p text:style-name="P6"/>
      <text:p text:style-name="P6"/>
      <text:p text:style-name="P6"/>
      <text:p text:style-name="P6"/>
      <text:p text:style-name="P6"/>
      <text:p text:style-name="P6">11. <text:s/>What will be the output of the program? </text:p>
      <text:p text:style-name="P6">public class Test </text:p>
      <text:p text:style-name="P6">{ </text:p>
      <text:p text:style-name="P6"><text:s text:c="4"/>public static void main (String[] args) </text:p>
      <text:p text:style-name="P6"><text:s text:c="4"/>{ </text:p>
      <text:p text:style-name="P6"><text:s text:c="8"/>String foo = args[1]; </text:p>
      <text:p text:style-name="P6"><text:s text:c="8"/>String bar = args[2]; </text:p>
      <text:p text:style-name="P6"><text:s text:c="8"/>String baz = args[3]; </text:p>
      <text:p text:style-name="P6"><text:s text:c="8"/>System.out.println("baz = " + baz); /* Line 8 */ </text:p>
      <text:p text:style-name="P6"><text:s text:c="4"/>} </text:p>
      <text:p text:style-name="P6">} </text:p>
      <text:p text:style-name="P6">And the command line invocation: </text:p>
      <text:p text:style-name="P6">&gt;java Test red green blue </text:p>
      <text:p text:style-name="P6"/>
      <text:p text:style-name="P6">A. baz = </text:p>
      <text:p text:style-name="P6">B. baz = null </text:p>
      <text:p text:style-name="P6">C. baz = blue </text:p>
      <text:p text:style-name="P6">D. Runtime Exception </text:p>
      <text:p text:style-name="P6"/>
      <text:p text:style-name="P6">12. <text:s/>What will be the output of the program? </text:p>
      <text:p text:style-name="P6"><text:s/></text:p>
      <text:p text:style-name="P6">public class Test </text:p>
      <text:p text:style-name="P6">{ </text:p>
      <text:p text:style-name="P6"><text:s text:c="4"/>public static void main (String args[]) </text:p>
      <text:p text:style-name="P6"><text:s text:c="4"/>{ </text:p>
      <text:p text:style-name="P6"><text:soft-page-break/><text:s text:c="8"/>String str = NULL; </text:p>
      <text:p text:style-name="P6"><text:s text:c="8"/>System.out.println(str); </text:p>
      <text:p text:style-name="P6"><text:s text:c="4"/>} </text:p>
      <text:p text:style-name="P6">} </text:p>
      <text:p text:style-name="P6"><text:s text:c="2"/></text:p>
      <text:p text:style-name="P6">A. NULL </text:p>
      <text:p text:style-name="P6">B. Compile Error </text:p>
      <text:p text:style-name="P6">C. Code runs but no output </text:p>
      <text:p text:style-name="P6">D. Runtime Exception </text:p>
      <text:p text:style-name="P6"/>
      <text:p text:style-name="P6">13. <text:s/>Which statement is true for the classjava.util.HashSet? </text:p>
      <text:p text:style-name="P6">A. The elements in the collection are ordered. </text:p>
      <text:p text:style-name="P6">B. The collection is guaranteed to be immutable. </text:p>
      <text:p text:style-name="P6">C. The elements in the collection are guaranteed to be unique. </text:p>
      <text:p text:style-name="P6">D. The elements in the collection are accessed using a unique key. </text:p>
      <text:p text:style-name="P6"><text:s/></text:p>
      <text:p text:style-name="P6">14. <text:s/>How many JDBC driver types does Sun define? </text:p>
      <text:p text:style-name="P6">A. One </text:p>
      <text:p text:style-name="P6">B. Two </text:p>
      <text:p text:style-name="P6">C. Three </text:p>
      <text:p text:style-name="P6">D. Four </text:p>
      <text:p text:style-name="P6"><text:s/></text:p>
      <text:p text:style-name="P6">15. <text:s/>What will be the output of the program? </text:p>
      <text:p text:style-name="P6"><text:s/>public class X </text:p>
      <text:p text:style-name="P6">{ <text:s/></text:p>
      <text:p text:style-name="P6"><text:s text:c="4"/>public static void main(String [] args) </text:p>
      <text:p text:style-name="P6"><text:s text:c="4"/>{ </text:p>
      <text:p text:style-name="P6"><text:s text:c="8"/>try </text:p>
      <text:p text:style-name="P6"><text:s text:c="8"/>{ </text:p>
      <text:p text:style-name="P6"><text:s text:c="12"/>badMethod(); <text:s/></text:p>
      <text:p text:style-name="P6"><text:s text:c="12"/>System.out.print("A"); <text:s/></text:p>
      <text:p text:style-name="P6"><text:s text:c="8"/>} </text:p>
      <text:p text:style-name="P6"><text:s text:c="8"/>catch (RuntimeException ex) /* Line 10 */ </text:p>
      <text:p text:style-name="P6"><text:s text:c="8"/>{ </text:p>
      <text:p text:style-name="P6"><text:s text:c="12"/>System.out.print("B"); </text:p>
      <text:p text:style-name="P6"><text:s text:c="8"/>} </text:p>
      <text:p text:style-name="P6"><text:s text:c="8"/>catch (Exception ex1) </text:p>
      <text:p text:style-name="P6"><text:s text:c="8"/>{ </text:p>
      <text:p text:style-name="P6"><text:s text:c="12"/>System.out.print("C"); </text:p>
      <text:p text:style-name="P6"><text:s text:c="8"/>} </text:p>
      <text:p text:style-name="P6"><text:s text:c="8"/>finally </text:p>
      <text:p text:style-name="P6"><text:s text:c="8"/>{ </text:p>
      <text:p text:style-name="P6"><text:s text:c="12"/>System.out.print("D"); </text:p>
      <text:p text:style-name="P6"><text:s text:c="8"/>} </text:p>
      <text:p text:style-name="P6"><text:s text:c="8"/>System.out.print("E"); </text:p>
      <text:p text:style-name="P6"><text:s text:c="4"/>} </text:p>
      <text:p text:style-name="P6"><text:s text:c="4"/>public static void badMethod() </text:p>
      <text:p text:style-name="P6"><text:s text:c="4"/>{ </text:p>
      <text:p text:style-name="P6"><text:s text:c="8"/>throw new RuntimeException(); </text:p>
      <text:p text:style-name="P6"><text:s text:c="4"/>} </text:p>
      <text:p text:style-name="P6">} </text:p>
      <text:p text:style-name="P6"><text:s text:c="2"/></text:p>
      <text:p text:style-name="P6">A. BD<text:tab/> </text:p>
      <text:p text:style-name="P6">B. BCD </text:p>
      <text:p text:style-name="P6">C. BDE </text:p>
      <text:p text:style-name="P6">D. BCDE </text:p>
      <text:h text:style-name="P19" text:outline-level="2"><text:soft-page-break/></text:h>
      <text:h text:style-name="P19" text:outline-level="2">Section B (11 Questions. 5 marks each)</text:h>
      <text:p text:style-name="P15"/>
      <text:list xml:id="list2541104101" text:style-name="L2">
        <text:list-item>
          <text:p text:style-name="P21">Write the difference between throws and throw?</text:p>
          <text:p text:style-name="P21"/>
        </text:list-item>
        <text:list-item>
          <text:p text:style-name="P21">Explain the usage of FileInputStream to read a file. Give an example.?</text:p>
          <text:p text:style-name="P21"/>
        </text:list-item>
        <text:list-item>
          <text:p text:style-name="P21">Explain the MVC pattern?</text:p>
          <text:p text:style-name="P21"/>
        </text:list-item>
        <text:list-item>
          <text:p text:style-name="P21">Explain applet and its life cycle?</text:p>
          <text:p text:style-name="P21"/>
        </text:list-item>
        <text:list-item>
          <text:p text:style-name="P21">What is thread synchronization? How is synchronization achieved in Java? Explain with an example.</text:p>
          <text:p text:style-name="P21"/>
        </text:list-item>
        <text:list-item>
          <text:p text:style-name="P21">Write the steps involved in connecting to a database using JDBC?</text:p>
          <text:p text:style-name="P21"/>
        </text:list-item>
        <text:list-item>
          <text:p text:style-name="P21">What is difference between List, Set and Map interface?</text:p>
          <text:p text:style-name="P21"/>
        </text:list-item>
        <text:list-item>
          <text:p text:style-name="P22">Explain RMI technology?</text:p>
        </text:list-item>
      </text:list>
      <text:p text:style-name="P12"/>
      <text:list xml:id="list1440547321" text:continue-numbering="true" text:style-name="L2">
        <text:list-item>
          <text:p text:style-name="P24"><text:s/>Write the difference between checked and unchecked exception?</text:p>
        </text:list-item>
      </text:list>
      <text:p text:style-name="P13"/>
      <text:list xml:id="list624354342" text:continue-numbering="true" text:style-name="L2">
        <text:list-item>
          <text:p text:style-name="P24"><text:s/>Explain the life cycle of thread?</text:p>
          <text:p text:style-name="P23"/>
        </text:list-item>
        <text:list-item>
          <text:p text:style-name="P23"><text:s/>Write 5 methods of Collection interface?</text:p>
        </text:list-item>
      </text:list>
      <text:p text:style-name="P12"/>
      <text:p text:style-name="P12"/>
      <text:h text:style-name="P20" text:outline-level="2">Section C (3 Questions, 5 Marks each)</text:h>
      <text:p text:style-name="P12"/>
      <text:list xml:id="list1584141464" text:continue-numbering="true" text:style-name="L2">
        <text:list-item>
          <text:p text:style-name="P25"><text:s/>Write a Java program to print the element of an ArrayList from backward to forward and forward to backward? The ArrayList contains <text:s/>four string (”King”,”Lee”,”Bob”,”Park”).</text:p>
          <text:p text:style-name="P25"/>
        </text:list-item>
        <text:list-item>
          <text:p text:style-name="P29">Create a user defined exception class NegativeAge? If the user enters</text:p>
          <text:p text:style-name="P29">negative age then it should throw the user defined exception message? The message is “The age is negative”.</text:p>
          <text:p text:style-name="P29"/>
        </text:list-item>
        <text:list-item>
          <text:p text:style-name="P26"><text:span text:style-name="T7"><text:s/></text:span><text:span text:style-name="T8">Create a class Student which has a constructor taking a String name as a parameter and also create an ArrayList to store the three instance of the students, sort all three instance by their name.</text:span></text:p>
          <text:p text:style-name="P25"/>
        </text:list-item>
      </text:list>
      <text:list xml:id="list14649735361" text:style-name="L3">
        <text:list-header>
          <text:p text:style-name="P31"/>
          <text:p text:style-name="P31"/>
          <text:p text:style-name="P3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2" svg:font-family="'DejaVu Sans'" style:font-family-generic="modern"/>
    <style:font-face style:name="DejaVu Sans Mono" svg:font-family="'DejaVu Sans Mono'" style:font-family-generic="modern"/>
    <style:font-face style:name="DejaVu Sans" svg:font-family="'DejaVu Sans'" style:font-family-generic="swiss"/>
    <style:font-face style:name="AR PL KaitiM GB1" svg:font-family="'AR PL KaitiM GB'" style:font-pitch="variable"/>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Liberation Serif1" fo:font-size="12pt" fo:language="en" fo:country="IN"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1pt" style:font-size-asian="11pt" style:font-size-complex="11pt"/>
    </style:style>
    <style:style style:name="MT1" style:family="text">
      <style:text-properties style:font-name="DejaVu Sans" style:font-name-asian="DejaVu Sans1" style:font-name-complex="DejaVu Sans"/>
    </style:style>
    <style:style style:name="MT2" style:family="text">
      <style:text-properties style:font-name-asian="DejaVu Sans1" style:font-name-complex="DejaVu Sans1"/>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0.827cm" fo:margin-right="2cm" fo:border="0.06pt solid #000000" fo:padding="0.34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45cm" fo:margin-left="0cm" fo:margin-right="0cm" fo:margin-top="0.847cm" style:dynamic-spacing="true"/>
      </style:footer-style>
    </style:page-layout>
    <style:page-layout style:name="Mpm2">
      <style:page-layout-properties fo:page-width="21.001cm" fo:page-height="29.7cm" style:num-format="1" style:print-orientation="portrait" fo:margin-top="2.986cm" fo:margin-bottom="2.946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aphics1" text:anchor-type="char" svg:x="12.093cm" svg:y="-0.025cm" svg:width="4.856cm" svg:height="0.744cm" draw:z-index="7"><draw:image xlink:href="Pictures/1000000000000EA3000002421AE78427.jpg" xlink:type="simple" xlink:show="embed" xlink:actuate="onLoad"/></draw:frame></text:p>
      </style:header>
      <style:footer>
        <text:p text:style-name="MP1"><text:span text:style-name="MT1">Page <text:s/></text:span><text:span text:style-name="MT2"><text:page-number text:select-page="current">5</text:page-number></text:span><text:span text:style-name="MT1"> / </text:span><text:span text:style-name="MT2"><text:page-count style:num-format="1">7</text:page-count></text:span><text:span text:style-name="MT1"> <text:s text:c="40"/></text:span>Emertxe Information Technologies Pvt Ltd <text:s/><text:span text:style-name="MT1">©</text:span> 2012-2014 <text:s text:c="60"/></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7T12:54:30</meta:creation-date>
    <dc:creator>Likhitha </dc:creator>
    <dc:date>2014-06-06T14:53:51</dc:date>
    <meta:editing-cycles>24</meta:editing-cycles>
    <meta:editing-duration>PT2H51M29S</meta:editing-duration>
    <meta:generator>LibreOffice/3.5$Linux_x86 LibreOffice_project/350m1$Build-2</meta:generator>
    <meta:document-statistic meta:table-count="2" meta:image-count="1" meta:object-count="0" meta:page-count="7" meta:paragraph-count="291" meta:word-count="1249" meta:character-count="8104" meta:non-whitespace-character-count="5983"/>
    <meta:user-defined meta:name="Info 1"/>
    <meta:user-defined meta:name="Info 2"/>
    <meta:user-defined meta:name="Info 3"/>
    <meta:user-defined meta:name="Info 4"/>
  </office:meta>
</office:document-meta>
</file>